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72cm" svg:y1="5.08cm" svg:x2="4.72cm" svg:y2="12.7cm">
          <text:p/>
        </draw:line>
        <draw:line draw:style-name="gr1" draw:text-style-name="P1" draw:layer="layout" svg:x1="9.72cm" svg:y1="5.08cm" svg:x2="9.72cm" svg:y2="12.7cm">
          <text:p/>
        </draw:line>
        <draw:line draw:style-name="gr1" draw:text-style-name="P1" draw:layer="layout" svg:x1="14.92cm" svg:y1="5.08cm" svg:x2="14.92cm" svg:y2="12.7cm">
          <text:p/>
        </draw:line>
        <draw:g>
          <svg:title>TexMaths</svg:title>
          <svg:desc>28§latex§\text{FUE}§svg§600§TRUE§</svg:desc>
          <draw:polygon draw:style-name="gr2" draw:text-style-name="P2" draw:layer="layout" svg:width="2.043cm" svg:height="0.671cm" svg:x="3.758cm" svg:y="4.068cm" svg:viewBox="0 0 2044 672" draw:points="1022,672 0,672 0,0 2044,0 2044,672">
            <text:p/>
          </draw:polygon>
          <draw:path draw:style-name="gr3" draw:text-style-name="P3" draw:layer="layout" svg:width="0.57cm" svg:height="0.671cm" svg:x="3.792cm" svg:y="4.068cm" svg:viewBox="0 0 571 672" svg:d="M543 0h-543v31h22c79 0 79 11 79 47v515c0 37 0 48-79 48h-22v31c34-3 112-3 151-3s129 0 165 3v-31h-33c-93 0-93-14-93-48v-243h84c96 0 107 33 107 117h22v-263h-22c0 84-11 115-107 115h-84v-249c0-34 3-39 48-39h120c146 0 171 56 188 190h25z">
            <text:p/>
          </draw:path>
          <draw:path draw:style-name="gr3" draw:text-style-name="P3" draw:layer="layout" svg:width="0.674cm" svg:height="0.696cm" svg:x="4.43cm" svg:y="4.065cm" svg:viewBox="0 0 675 697" svg:d="M543 448c0 140-95 218-190 218-48 0-163-25-163-213v-375c0-36 0-47 79-47h22v-31c-33 3-106 3-145 3-37 0-112 0-146-3v31h22c79 0 79 11 79 47v373c0 137 115 246 249 246 115 0 204-92 221-204 3-20 3-28 3-70v-317c0-30 0-75 101-75v-31c-37 0-84 3-118 3-33 0-81-3-117-3v31c103 0 103 47 103 73z">
            <text:p/>
          </draw:path>
          <draw:path draw:style-name="gr3" draw:text-style-name="P3" draw:layer="layout" svg:width="0.612cm" svg:height="0.671cm" svg:x="5.166cm" svg:y="4.068cm" svg:viewBox="0 0 613 672" svg:d="M101 593c0 37 0 48-79 48h-22v31h571l42-255h-25c-25 151-48 224-218 224h-132c-48 0-48-6-48-39v-263h90c95 0 106 30 106 114h26v-263h-26c0 87-11 118-106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9.1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9.2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9.7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4.3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4.3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5.1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6.5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6.5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7.0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7.3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7.6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18.0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18.4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18.7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19.1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19.5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0.3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0.7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1.0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1.3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1.6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1.9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line draw:style-name="gr4" draw:text-style-name="P4" draw:layer="layout" svg:x1="9.82cm" svg:y1="7.366cm" svg:x2="4.72cm" svg:y2="7.366cm">
          <text:p/>
        </draw:line>
        <draw:line draw:style-name="gr4" draw:text-style-name="P4" draw:layer="layout" svg:x1="14.92cm" svg:y1="7.366cm" svg:x2="9.82cm" svg:y2="7.366cm">
          <text:p/>
        </draw:line>
        <draw:g>
          <svg:title>TexMaths</svg:title>
          <svg:desc>16§latex§if $\exists x$ such that $q_1 = P_x^{'}$ then $P_x^{'},P_x^{''}$§svg§600§TRUE§</svg:desc>
          <draw:polygon draw:style-name="gr2" draw:text-style-name="P2" draw:layer="layout" svg:width="8.748cm" svg:height="0.669cm" svg:x="16.544cm" svg:y="6.989cm" svg:viewBox="0 0 8749 670" draw:points="4375,670 0,670 0,0 8749,0 8749,670">
            <text:p/>
          </draw:polygon>
          <draw:path draw:style-name="gr3" draw:text-style-name="P3" draw:layer="layout" svg:width="0.121cm" svg:height="0.376cm" svg:x="16.563cm" svg:y="7.142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183cm" svg:height="0.397cm" svg:x="16.718cm" svg:y="7.121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3" draw:text-style-name="P3" draw:layer="layout" svg:width="0.25cm" svg:height="0.391cm" svg:x="17.09cm" svg:y="7.128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3" draw:text-style-name="P3" draw:layer="layout" svg:width="0.281cm" svg:height="0.255cm" svg:x="17.386cm" svg:y="7.2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3" draw:text-style-name="P3" draw:layer="layout" svg:width="0.185cm" svg:height="0.258cm" svg:x="17.896cm" svg:y="7.265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55cm" svg:x="18.117cm" svg:y="7.27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215cm" svg:height="0.258cm" svg:x="18.429cm" svg:y="7.265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3" draw:text-style-name="P3" draw:layer="layout" svg:width="0.284cm" svg:height="0.391cm" svg:x="18.661cm" svg:y="7.128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177cm" svg:height="0.352cm" svg:x="19.152cm" svg:y="7.173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84cm" svg:height="0.391cm" svg:x="19.378cm" svg:y="7.128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53cm" svg:height="0.258cm" svg:x="19.694cm" svg:y="7.265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9.962cm" svg:y="7.173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33cm" svg:height="0.359cm" svg:x="20.379cm" svg:y="7.27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3" draw:text-style-name="P3" draw:layer="layout" svg:width="0.145cm" svg:height="0.261cm" svg:x="20.65cm" svg:y="7.34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3" draw:layer="layout" svg:width="0.375cm" svg:height="0.132cm" svg:x="21.047cm" svg:y="7.312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3" draw:layer="layout" svg:width="0.402cm" svg:height="0.384cm" svg:x="21.629cm" svg:y="7.134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2.071cm" svg:y="6.987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12cm" svg:height="0.178cm" svg:x="21.986cm" svg:y="7.483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3" draw:text-style-name="P3" draw:layer="layout" svg:width="0.177cm" svg:height="0.352cm" svg:x="22.448cm" svg:y="7.173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84cm" svg:height="0.391cm" svg:x="22.672cm" svg:y="7.128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2.981cm" svg:y="7.26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49cm" svg:x="23.234cm" svg:y="7.2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402cm" svg:height="0.384cm" svg:x="23.736cm" svg:y="7.134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4.178cm" svg:y="6.987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12cm" svg:height="0.178cm" svg:x="24.093cm" svg:y="7.483cm" svg:viewBox="0 0 213 179" svg:d="M80 133c-5 14-18 35-37 35-1 0-14 0-22-5 16-6 17-21 17-22 0-10-6-15-16-15-11 0-22 10-22 24 0 20 22 29 42 29 17 0 35-11 44-29 10 21 31 29 47 29 46 0 70-49 70-61 0-4-5-4-6-4-5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3" draw:text-style-name="P3" draw:layer="layout" svg:width="0.066cm" svg:height="0.169cm" svg:x="24.405cm" svg:y="7.459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4cm" svg:x="24.629cm" svg:y="7.134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5.069cm" svg:y="6.987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194cm" svg:y="6.987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12cm" svg:height="0.178cm" svg:x="24.984cm" svg:y="7.483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</draw:g>
        <draw:g>
          <svg:title>TexMaths</svg:title>
          <svg:desc>18§latex§$q_1$§svg§600§TRUE§</svg:desc>
          <draw:polygon draw:style-name="gr2" draw:text-style-name="P2" draw:layer="layout" svg:width="0.534cm" svg:height="0.395cm" svg:x="6.72cm" svg:y="6.617cm" svg:viewBox="0 0 535 396" draw:points="267,396 0,396 0,0 535,0 535,396">
            <text:p/>
          </draw:polygon>
          <draw:path draw:style-name="gr3" draw:text-style-name="P3" draw:layer="layout" svg:width="0.262cm" svg:height="0.404cm" svg:x="6.745cm" svg:y="6.608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63cm" svg:height="0.294cm" svg:x="7.05cm" svg:y="6.689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18§latex§$q_1$§svg§600§TRUE§</svg:desc>
          <draw:polygon draw:style-name="gr2" draw:text-style-name="P2" draw:layer="layout" svg:width="0.534cm" svg:height="0.395cm" svg:x="12.121cm" svg:y="6.618cm" svg:viewBox="0 0 535 396" draw:points="267,396 0,396 0,0 535,0 535,396">
            <text:p/>
          </draw:polygon>
          <draw:path draw:style-name="gr3" draw:text-style-name="P3" draw:layer="layout" svg:width="0.262cm" svg:height="0.404cm" svg:x="12.146cm" svg:y="6.609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63cm" svg:height="0.294cm" svg:x="12.451cm" svg:y="6.69cm" svg:viewBox="0 0 164 295" svg:d="M101 13c0-13 0-13-13-13-29 29-70 29-88 29v16c11 0 40 0 65-13v227c0 15 0 20-45 20h-16v16c7 0 63-2 79-2 14 0 70 2 81 2v-16h-18c-45 0-45-5-45-20z">
            <text:p/>
          </draw:path>
        </draw:g>
        <draw:line draw:style-name="gr4" draw:text-style-name="P4" draw:layer="layout" svg:x1="9.807cm" svg:y1="8.661cm" svg:x2="4.707cm" svg:y2="8.661cm">
          <text:p/>
        </draw:line>
        <draw:line draw:style-name="gr4" draw:text-style-name="P4" draw:layer="layout" svg:x1="14.907cm" svg:y1="8.661cm" svg:x2="9.807cm" svg:y2="8.661cm">
          <text:p/>
        </draw:line>
        <draw:g>
          <svg:title>TexMaths</svg:title>
          <svg:desc>18§latex§$q_2$§svg§600§TRUE§</svg:desc>
          <draw:polygon draw:style-name="gr2" draw:text-style-name="P2" draw:layer="layout" svg:width="0.534cm" svg:height="0.395cm" svg:x="6.708cm" svg:y="8.013cm" svg:viewBox="0 0 535 396" draw:points="267,396 0,396 0,0 535,0 535,396">
            <text:p/>
          </draw:polygon>
          <draw:path draw:style-name="gr3" draw:text-style-name="P3" draw:layer="layout" svg:width="0.262cm" svg:height="0.404cm" svg:x="6.733cm" svg:y="8.004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97cm" svg:height="0.294cm" svg:x="7.018cm" svg:y="8.085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8§latex§$q_2$§svg§600§TRUE§</svg:desc>
          <draw:polygon draw:style-name="gr2" draw:text-style-name="P2" draw:layer="layout" svg:width="0.534cm" svg:height="0.395cm" svg:x="12.034cm" svg:y="8.014cm" svg:viewBox="0 0 535 396" draw:points="267,396 0,396 0,0 535,0 535,396">
            <text:p/>
          </draw:polygon>
          <draw:path draw:style-name="gr3" draw:text-style-name="P3" draw:layer="layout" svg:width="0.262cm" svg:height="0.404cm" svg:x="12.059cm" svg:y="8.005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197cm" svg:height="0.294cm" svg:x="12.344cm" svg:y="8.086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6§latex§if $\exists y$ such that $q_2 = P_y^{'}$ then $P_y^{'},P_y^{''}$§svg§600§TRUE§</svg:desc>
          <draw:polygon draw:style-name="gr2" draw:text-style-name="P2" draw:layer="layout" svg:width="8.697cm" svg:height="0.745cm" svg:x="16.547cm" svg:y="8.391cm" svg:viewBox="0 0 8698 746" draw:points="4349,746 0,746 0,0 8698,0 8698,746">
            <text:p/>
          </draw:polygon>
          <draw:path draw:style-name="gr3" draw:text-style-name="P3" draw:layer="layout" svg:width="0.121cm" svg:height="0.377cm" svg:x="16.566cm" svg:y="8.544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3cm" svg:height="0.397cm" svg:x="16.721cm" svg:y="8.523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3" draw:text-style-name="P3" draw:layer="layout" svg:width="0.25cm" svg:height="0.391cm" svg:x="17.093cm" svg:y="8.53cm" svg:viewBox="0 0 251 392" svg:d="M251 21c0-19-1-21-19-21h-213c-9 0-19 0-19 11s10 11 19 11h210v162h-202c-9 0-19 0-19 11 0 13 10 13 19 13h202v162h-210c-9 0-19 0-19 11s10 11 19 11h213c18 0 19-2 19-21z">
            <text:p/>
          </draw:path>
          <draw:path draw:style-name="gr3" draw:text-style-name="P3" draw:layer="layout" svg:width="0.26cm" svg:height="0.364cm" svg:x="17.389cm" svg:y="8.672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3" draw:text-style-name="P3" draw:layer="layout" svg:width="0.185cm" svg:height="0.258cm" svg:x="17.873cm" svg:y="8.667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55cm" svg:x="18.094cm" svg:y="8.672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215cm" svg:height="0.258cm" svg:x="18.406cm" svg:y="8.667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3" draw:text-style-name="P3" draw:layer="layout" svg:width="0.284cm" svg:height="0.391cm" svg:x="18.638cm" svg:y="8.5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177cm" svg:height="0.353cm" svg:x="19.13cm" svg:y="8.575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19.355cm" svg:y="8.5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53cm" svg:height="0.258cm" svg:x="19.672cm" svg:y="8.667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3cm" svg:x="19.939cm" svg:y="8.575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33cm" svg:height="0.359cm" svg:x="20.357cm" svg:y="8.672cm" svg:viewBox="0 0 234 360" svg:d="M234 6c0-3-2-6-7-6-6 0-29 22-38 40-13-30-34-40-53-40-66 0-136 83-136 165 0 56 34 91 75 91 24 0 47-14 66-34-5 20-23 96-24 101-5 16-10 18-42 19-8 0-13 0-13 12 0 0 0 6 8 6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3" draw:text-style-name="P3" draw:layer="layout" svg:width="0.175cm" svg:height="0.261cm" svg:x="20.608cm" svg:y="8.74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3" draw:text-style-name="P3" draw:layer="layout" svg:width="0.375cm" svg:height="0.132cm" svg:x="21.024cm" svg:y="8.714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3" draw:layer="layout" svg:width="0.402cm" svg:height="0.385cm" svg:x="21.606cm" svg:y="8.536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2.048cm" svg:y="8.38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02cm" svg:height="0.255cm" svg:x="21.963cm" svg:y="8.885cm" svg:viewBox="0 0 203 256" svg:d="M202 26c1-7 1-7 1-10 0-8-6-13-13-13-4 0-11 3-16 10-1 3-4 16-6 24l-8 32c-3 9-16 59-16 64-2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3" draw:text-style-name="P3" draw:layer="layout" svg:width="0.177cm" svg:height="0.353cm" svg:x="22.413cm" svg:y="8.575cm" svg:viewBox="0 0 178 354" svg:d="M88 122h80v-18h-80v-104h-14c-2 46-18 107-74 109v13h48v155c0 70 53 77 74 77 40 0 56-40 56-77v-32h-15v32c0 41-17 62-38 62-37 0-37-51-37-61z">
            <text:p/>
          </draw:path>
          <draw:path draw:style-name="gr3" draw:text-style-name="P3" draw:layer="layout" svg:width="0.284cm" svg:height="0.391cm" svg:x="22.637cm" svg:y="8.5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2.947cm" svg:y="8.66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49cm" svg:x="23.199cm" svg:y="8.672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402cm" svg:height="0.385cm" svg:x="23.701cm" svg:y="8.536cm" svg:viewBox="0 0 403 386" svg:d="M149 208h96c80 0 158-59 158-123 0-43-37-85-112-85h-182c-11 0-18 0-18 11 0 7 7 7 18 7 6 0 17 0 24 1 9 0 13 2 13 8 0 3-2 5-4 11l-75 304c-6 21-6 26-51 26-10 0-16 0-16 11 0 7 6 7 8 7 16 0 56-2 72-2 11 0 24 0 37 0 11 0 24 2 37 2 3 0 11 0 11-12 0-6-7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4.143cm" svg:y="8.38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02cm" svg:height="0.255cm" svg:x="24.056cm" svg:y="8.885cm" svg:viewBox="0 0 203 256" svg:d="M202 26c1-7 1-7 1-10 0-8-6-13-13-13-4 0-11 3-16 10-1 3-4 16-6 24l-8 32c-3 9-16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3" draw:text-style-name="P3" draw:layer="layout" svg:width="0.066cm" svg:height="0.169cm" svg:x="24.357cm" svg:y="8.861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4.581cm" svg:y="8.536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7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5.023cm" svg:y="8.38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146cm" svg:y="8.389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202cm" svg:height="0.255cm" svg:x="24.936cm" svg:y="8.885cm" svg:viewBox="0 0 203 256" svg:d="M202 26c1-7 1-7 1-10 0-8-6-13-13-13-4 0-11 3-16 10-1 3-4 16-6 24l-8 32c-3 9-16 59-16 64-2 0-18 35-50 35-27 0-27-26-27-34 0-20 10-46 23-76 3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</draw:g>
        <draw:g>
          <svg:title>TexMaths</svg:title>
          <svg:desc>16§latex§if $\exists z$ such that $q_2 = P_z^{''}$ then $P_z^{''},P_z^{'''}$§svg§600§TRUE§</svg:desc>
          <draw:polygon draw:style-name="gr2" draw:text-style-name="P2" draw:layer="layout" svg:width="9.034cm" svg:height="0.669cm" svg:x="16.548cm" svg:y="9.294cm" svg:viewBox="0 0 9035 670" draw:points="4517,670 0,670 0,0 9035,0 9035,670">
            <text:p/>
          </draw:polygon>
          <draw:path draw:style-name="gr3" draw:text-style-name="P3" draw:layer="layout" svg:width="0.121cm" svg:height="0.376cm" svg:x="16.567cm" svg:y="9.447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183cm" svg:height="0.397cm" svg:x="16.722cm" svg:y="9.426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3" draw:text-style-name="P3" draw:layer="layout" svg:width="0.25cm" svg:height="0.391cm" svg:x="17.094cm" svg:y="9.433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3" draw:text-style-name="P3" draw:layer="layout" svg:width="0.239cm" svg:height="0.255cm" svg:x="17.398cm" svg:y="9.575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3" draw:text-style-name="P3" draw:layer="layout" svg:width="0.185cm" svg:height="0.258cm" svg:x="17.865cm" svg:y="9.57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55cm" svg:x="18.086cm" svg:y="9.575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215cm" svg:height="0.258cm" svg:x="18.398cm" svg:y="9.57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3" draw:text-style-name="P3" draw:layer="layout" svg:width="0.284cm" svg:height="0.391cm" svg:x="18.63cm" svg:y="9.433cm" svg:viewBox="0 0 285 392" svg:d="M45 349c0 25-7 25-45 25v18c19 0 48-2 64-2 14 0 43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177cm" svg:height="0.352cm" svg:x="19.121cm" svg:y="9.478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84cm" svg:height="0.391cm" svg:x="19.346cm" svg:y="9.43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53cm" svg:height="0.258cm" svg:x="19.663cm" svg:y="9.57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9.93cm" svg:y="9.478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33cm" svg:height="0.359cm" svg:x="20.348cm" svg:y="9.575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3" draw:text-style-name="P3" draw:layer="layout" svg:width="0.175cm" svg:height="0.261cm" svg:x="20.599cm" svg:y="9.645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3" draw:text-style-name="P3" draw:layer="layout" svg:width="0.375cm" svg:height="0.132cm" svg:x="21.015cm" svg:y="9.617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3" draw:layer="layout" svg:width="0.402cm" svg:height="0.384cm" svg:x="21.597cm" svg:y="9.439cm" svg:viewBox="0 0 403 385" svg:d="M149 208h96c80 0 158-59 158-123 0-43-37-85-112-85h-182c-11 0-18 0-18 11 0 7 7 7 18 7 6 0 17 0 24 1 9 0 13 2 13 8 0 3-2 5-4 11l-75 304c-6 21-6 26-51 26-10 0-16 0-16 11 0 6 6 6 8 6 16 0 56-1 72-1 11 0 24 0 37 0 11 0 24 1 37 1 3 0 11 0 11-11 0-6-7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2.039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2.162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81cm" svg:height="0.178cm" svg:x="21.959cm" svg:y="9.788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3" draw:layer="layout" svg:width="0.177cm" svg:height="0.352cm" svg:x="22.516cm" svg:y="9.478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84cm" svg:height="0.391cm" svg:x="22.741cm" svg:y="9.433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23.05cm" svg:y="9.5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49cm" svg:x="23.301cm" svg:y="9.575cm" svg:viewBox="0 0 285 250" svg:d="M45 56v150c0 26-7 26-45 26v18c19 0 48-2 64-2 14 0 43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402cm" svg:height="0.384cm" svg:x="23.804cm" svg:y="9.439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4.245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4.369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81cm" svg:height="0.178cm" svg:x="24.165cm" svg:y="9.788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3" draw:layer="layout" svg:width="0.066cm" svg:height="0.169cm" svg:x="24.572cm" svg:y="9.764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4cm" svg:x="24.796cm" svg:y="9.439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5.237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361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5.484cm" svg:y="9.292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81cm" svg:height="0.178cm" svg:x="25.156cm" svg:y="9.788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draw:custom-shape draw:style-name="gr5" draw:text-style-name="P5" draw:layer="layout" svg:width="0.254cm" svg:height="0.254cm" svg:x="6.858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6.859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6.859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794cm" svg:y1="11.657cm" svg:x2="4.694cm" svg:y2="11.657cm">
          <text:p/>
        </draw:line>
        <draw:line draw:style-name="gr4" draw:text-style-name="P4" draw:layer="layout" svg:x1="14.894cm" svg:y1="11.657cm" svg:x2="9.794cm" svg:y2="11.657cm">
          <text:p/>
        </draw:line>
        <draw:g>
          <svg:title>TexMaths</svg:title>
          <svg:desc>18§latex§$q_k$§svg§600§TRUE§</svg:desc>
          <draw:polygon draw:style-name="gr2" draw:text-style-name="P2" draw:layer="layout" svg:width="0.561cm" svg:height="0.395cm" svg:x="6.695cm" svg:y="11.01cm" svg:viewBox="0 0 562 396" draw:points="281,396 0,396 0,0 562,0 562,396">
            <text:p/>
          </draw:polygon>
          <draw:path draw:style-name="gr3" draw:text-style-name="P3" draw:layer="layout" svg:width="0.262cm" svg:height="0.404cm" svg:x="6.72cm" svg:y="11.001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219cm" svg:height="0.312cm" svg:x="7.01cm" svg:y="11.069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g>
          <svg:title>TexMaths</svg:title>
          <svg:desc>18§latex§$q_k$§svg§600§TRUE§</svg:desc>
          <draw:polygon draw:style-name="gr2" draw:text-style-name="P2" draw:layer="layout" svg:width="0.561cm" svg:height="0.395cm" svg:x="12.021cm" svg:y="11.011cm" svg:viewBox="0 0 562 396" draw:points="281,396 0,396 0,0 562,0 562,396">
            <text:p/>
          </draw:polygon>
          <draw:path draw:style-name="gr3" draw:text-style-name="P3" draw:layer="layout" svg:width="0.262cm" svg:height="0.404cm" svg:x="12.046cm" svg:y="11.002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3" draw:text-style-name="P3" draw:layer="layout" svg:width="0.219cm" svg:height="0.312cm" svg:x="12.336cm" svg:y="11.07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custom-shape draw:style-name="gr5" draw:text-style-name="P5" draw:layer="layout" svg:width="0.254cm" svg:height="0.254cm" svg:x="12.159cm" svg:y="9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16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16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The user $z$'s state in UE: $P_z,P_z^{'}$§svg§600§TRUE§</svg:desc>
          <draw:polygon draw:style-name="gr2" draw:text-style-name="P2" draw:layer="layout" svg:width="7.82cm" svg:height="0.669cm" svg:x="16.608cm" svg:y="10.185cm" svg:viewBox="0 0 7821 670" draw:points="3911,670 0,670 0,0 7821,0 7821,670">
            <text:p/>
          </draw:polygon>
          <draw:path draw:style-name="gr3" draw:text-style-name="P3" draw:layer="layout" svg:width="0.365cm" svg:height="0.381cm" svg:x="16.629cm" svg:y="10.333cm" svg:viewBox="0 0 366 382" svg:d="M355 0h-344l-11 126h14c8-89 16-108 101-108 11 0 26 0 31 1 12 2 12 8 12 21v298c0 19 0 27-59 27h-22v17c22-1 80-1 105-1 28 0 85 0 108 1v-17h-23c-59 0-59-8-59-27v-298c0-11 0-19 11-21 5-1 21-1 32-1 85 0 93 19 101 108h14z">
            <text:p/>
          </draw:path>
          <draw:path draw:style-name="gr3" draw:text-style-name="P3" draw:layer="layout" svg:width="0.284cm" svg:height="0.391cm" svg:x="17.03cm" svg:y="10.32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3" draw:text-style-name="P3" draw:layer="layout" svg:width="0.218cm" svg:height="0.258cm" svg:x="17.339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284cm" svg:height="0.255cm" svg:x="17.778cm" svg:y="10.466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85cm" svg:height="0.258cm" svg:x="18.09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18cm" svg:height="0.258cm" svg:x="18.309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9cm" svg:height="0.249cm" svg:x="18.557cm" svg:y="10.466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39cm" svg:height="0.255cm" svg:x="18.973cm" svg:y="10.466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3" draw:layer="layout" svg:width="0.068cm" svg:height="0.169cm" svg:x="19.282cm" svg:y="10.324cm" svg:viewBox="0 0 69 170" svg:d="M69 59c0-33-13-59-39-59-20 0-30 16-30 30 0 15 10 31 30 31 12 0 20-7 23-10 1-1 1-1 3-1 0 0 0 8 0 9 0 19-3 59-40 95-6 6-6 8-6 9 0 5 3 7 4 7 7 0 55-44 55-111z">
            <text:p/>
          </draw:path>
          <draw:path draw:style-name="gr3" draw:text-style-name="P3" draw:layer="layout" svg:width="0.185cm" svg:height="0.258cm" svg:x="19.408cm" svg:y="10.461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85cm" svg:height="0.258cm" svg:x="19.816cm" svg:y="10.461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7cm" svg:height="0.352cm" svg:x="20.029cm" svg:y="10.369cm" svg:viewBox="0 0 178 353" svg:d="M88 122h80v-18h-80v-104h-14c-2 46-18 107-74 109v13h48v155c0 70 53 76 74 76 40 0 56-39 56-76v-32h-15v32c0 41-16 62-38 62-37 0-37-51-37-61z">
            <text:p/>
          </draw:path>
          <draw:path draw:style-name="gr3" draw:text-style-name="P3" draw:layer="layout" svg:width="0.253cm" svg:height="0.258cm" svg:x="20.261cm" svg:y="10.461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20.528cm" svg:y="10.369cm" svg:viewBox="0 0 178 353" svg:d="M88 122h80v-18h-80v-104h-14c-2 46-18 107-74 109v13h48v155c0 70 53 76 74 76 40 0 56-39 56-76v-32h-15v32c0 41-17 62-38 62-37 0-37-51-37-61z">
            <text:p/>
          </draw:path>
          <draw:path draw:style-name="gr3" draw:text-style-name="P3" draw:layer="layout" svg:width="0.218cm" svg:height="0.258cm" svg:x="20.751cm" svg:y="10.46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21cm" svg:height="0.376cm" svg:x="21.189cm" svg:y="10.338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284cm" svg:height="0.249cm" svg:x="21.344cm" svg:y="10.466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385cm" svg:height="0.397cm" svg:x="21.843cm" svg:y="10.33cm" svg:viewBox="0 0 386 398" svg:d="M310 256c0 80-54 125-108 125-28 0-93-15-93-122v-214c0-21 0-27 45-27h12v-18c-19 2-60 2-83 2-21 0-64 0-83-2v18h14c44 0 44 6 44 27v213c0 78 65 140 142 140 66 0 117-53 126-116 2-12 2-16 2-40v-181c0-18 0-43 58-43v-18c-21 0-48 2-68 2-19 0-46-2-67-2v18c59 0 59 27 59 41z">
            <text:p/>
          </draw:path>
          <draw:path draw:style-name="gr3" draw:text-style-name="P3" draw:layer="layout" svg:width="0.349cm" svg:height="0.383cm" svg:x="22.264cm" svg:y="10.332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3" draw:text-style-name="P3" draw:layer="layout" svg:width="0.06cm" svg:height="0.242cm" svg:x="22.675cm" svg:y="10.471cm" svg:viewBox="0 0 61 243" svg:d="M61 30c0-17-13-30-31-30-16 0-30 13-30 30 0 16 14 31 30 31 18 0 31-15 31-31zM61 214c0-17-13-30-31-30-16 0-30 13-30 30 0 16 14 29 30 29 18 0 31-13 31-29z">
            <text:p/>
          </draw:path>
          <draw:path draw:style-name="gr3" draw:text-style-name="P3" draw:layer="layout" svg:width="0.402cm" svg:height="0.384cm" svg:x="22.992cm" svg:y="10.33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3" draw:text-style-name="P3" draw:layer="layout" svg:width="0.181cm" svg:height="0.178cm" svg:x="23.354cm" svg:y="10.624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3" draw:layer="layout" svg:width="0.066cm" svg:height="0.169cm" svg:x="23.637cm" svg:y="10.655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4cm" svg:x="23.861cm" svg:y="10.33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24.303cm" svg:y="10.183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81cm" svg:height="0.178cm" svg:x="24.223cm" svg:y="10.67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6-12T18:56:57.829687637</dc:date>
    <meta:editing-duration>P2DT4H49M27S</meta:editing-duration>
    <meta:editing-cycles>5</meta:editing-cycles>
    <meta:generator>LibreOffice/5.1.6.2$Linux_X86_64 LibreOffice_project/10m0$Build-2</meta:generator>
    <meta:document-statistic meta:object-count="219"/>
  </office:meta>
</office:document-meta>
</file>